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tyle="italic" style:font-style-asian="italic" style:font-style-complex="italic"/>
    </style:style>
    <style:style style:name="P3" style:family="paragraph" style:parent-style-name="Standard">
      <style:paragraph-properties fo:line-height="115%" style:writing-mode="lr-tb"/>
    </style:style>
    <style:style style:name="P4" style:family="paragraph" style:parent-style-name="Standard">
      <style:paragraph-properties fo:line-height="115%" style:writing-mode="lr-tb"/>
      <style:text-properties fo:color="#1155cc" style:text-underline-style="solid" style:text-underline-width="auto" style:text-underline-color="font-color"/>
    </style:style>
    <style:style style:name="P5" style:family="paragraph" style:parent-style-name="Heading_20_1" style:master-page-name="Standard">
      <style:paragraph-properties fo:line-height="115%" style:page-number="auto" fo:break-before="auto" fo:break-after="auto" style:writing-mode="lr-tb"/>
    </style:style>
    <style:style style:name="P6" style:family="paragraph" style:parent-style-name="Heading_20_1">
      <style:paragraph-properties fo:margin-top="0.353cm" fo:margin-bottom="0cm" fo:line-height="115%" fo:break-before="page" style:writing-mode="lr-tb"/>
    </style:style>
    <style:style style:name="P7" style:family="paragraph" style:parent-style-name="Heading_20_2">
      <style:paragraph-properties fo:line-height="115%" fo:break-before="auto" fo:break-after="auto" style:writing-mode="lr-tb"/>
    </style:style>
    <style:style style:name="P8" style:family="paragraph" style:parent-style-name="Heading_20_2">
      <style:paragraph-properties fo:line-height="115%" fo:break-before="page"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font-style="normal" style:font-style-asian="normal" style:font-style-complex="normal"/>
    </style:style>
    <style:style style:name="T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0"><text:bookmark text:name="h.j0nyvfg6te5h"/>References and Useful Links</text:h>
      <text:h text:style-name="P7" text:outline-level="10"><text:bookmark text:name="h.mfmdqkdy3zww"/>General Information on VStar and Variable Star Observing</text:h>
      <text:p text:style-name="P1"/>
      <text:p text:style-name="P1"><text:span text:style-name="T1">AAVSO VStar Overview and Download page:</text:span> The starting point for using VStar; includes instructions for downloading the program (including helpful hints for dealing with firewalls and other vagaries) as well as links for further instructions and tutorials. See <text:a xlink:type="simple" xlink:href="http://www.aavso.org/vstar-overview" text:style-name="Internet_20_link" text:visited-style-name="Visited_20_Internet_20_Link">http</text:a><text:a xlink:type="simple" xlink:href="http://www.aavso.org/vstar-overview" text:style-name="Internet_20_link" text:visited-style-name="Visited_20_Internet_20_Link">://</text:a><text:a xlink:type="simple" xlink:href="http://www.aavso.org/vstar-overview" text:style-name="Internet_20_link" text:visited-style-name="Visited_20_Internet_20_Link">www</text:a><text:a xlink:type="simple" xlink:href="http://www.aavso.org/vstar-overview" text:style-name="Internet_20_link" text:visited-style-name="Visited_20_Internet_20_Link">.</text:a><text:a xlink:type="simple" xlink:href="http://www.aavso.org/vstar-overview" text:style-name="Internet_20_link" text:visited-style-name="Visited_20_Internet_20_Link">aavso</text:a><text:a xlink:type="simple" xlink:href="http://www.aavso.org/vstar-overview" text:style-name="Internet_20_link" text:visited-style-name="Visited_20_Internet_20_Link">.</text:a><text:a xlink:type="simple" xlink:href="http://www.aavso.org/vstar-overview" text:style-name="Internet_20_link" text:visited-style-name="Visited_20_Internet_20_Link">org</text:a><text:a xlink:type="simple" xlink:href="http://www.aavso.org/vstar-overview" text:style-name="Internet_20_link" text:visited-style-name="Visited_20_Internet_20_Link">/</text:a><text:a xlink:type="simple" xlink:href="http://www.aavso.org/vstar-overview" text:style-name="Internet_20_link" text:visited-style-name="Visited_20_Internet_20_Link">vstar</text:a><text:a xlink:type="simple" xlink:href="http://www.aavso.org/vstar-overview" text:style-name="Internet_20_link" text:visited-style-name="Visited_20_Internet_20_Link">-</text:a><text:a xlink:type="simple" xlink:href="http://www.aavso.org/vstar-overview" text:style-name="Internet_20_link" text:visited-style-name="Visited_20_Internet_20_Link">overview</text:a></text:p>
      <text:p text:style-name="P1"/>
      <text:p text:style-name="P1"><text:span text:style-name="T1">VStar GitHub Project page</text:span>: A source for downloading VStar for those who have difficulty downloading directly from the AAVSO website (for example, when firewalls are in use). Also, the downloadable distribution archive contains additional documents and resources that are not easy to make available via the WebStart™ download method. See <text:a xlink:type="simple" xlink:href="https://github.com/AAVSO/VStar" text:style-name="Internet_20_link" text:visited-style-name="Visited_20_Internet_20_Link">https://github.com/AAVSO/VStar</text:a></text:p>
      <text:p text:style-name="P1"/>
      <text:p text:style-name="P1"><text:span text:style-name="T1">AAVSO Plug-in Library page:</text:span> Instructions for installing various plug-ins for VStar as well as links to those currently available. See <text:a xlink:type="simple" xlink:href="http://www.aavso.org/vstar-plugin-library" text:style-name="Internet_20_link" text:visited-style-name="Visited_20_Internet_20_Link">http</text:a><text:a xlink:type="simple" xlink:href="http://www.aavso.org/vstar-plugin-library" text:style-name="Internet_20_link" text:visited-style-name="Visited_20_Internet_20_Link">://</text:a><text:a xlink:type="simple" xlink:href="http://www.aavso.org/vstar-plugin-library" text:style-name="Internet_20_link" text:visited-style-name="Visited_20_Internet_20_Link">www</text:a><text:a xlink:type="simple" xlink:href="http://www.aavso.org/vstar-plugin-library" text:style-name="Internet_20_link" text:visited-style-name="Visited_20_Internet_20_Link">.</text:a><text:a xlink:type="simple" xlink:href="http://www.aavso.org/vstar-plugin-library" text:style-name="Internet_20_link" text:visited-style-name="Visited_20_Internet_20_Link">aavso</text:a><text:a xlink:type="simple" xlink:href="http://www.aavso.org/vstar-plugin-library" text:style-name="Internet_20_link" text:visited-style-name="Visited_20_Internet_20_Link">.</text:a><text:a xlink:type="simple" xlink:href="http://www.aavso.org/vstar-plugin-library" text:style-name="Internet_20_link" text:visited-style-name="Visited_20_Internet_20_Link">org</text:a><text:a xlink:type="simple" xlink:href="http://www.aavso.org/vstar-plugin-library" text:style-name="Internet_20_link" text:visited-style-name="Visited_20_Internet_20_Link">/</text:a><text:a xlink:type="simple" xlink:href="http://www.aavso.org/vstar-plugin-library" text:style-name="Internet_20_link" text:visited-style-name="Visited_20_Internet_20_Link">vstar</text:a><text:a xlink:type="simple" xlink:href="http://www.aavso.org/vstar-plugin-library" text:style-name="Internet_20_link" text:visited-style-name="Visited_20_Internet_20_Link">-</text:a><text:a xlink:type="simple" xlink:href="http://www.aavso.org/vstar-plugin-library" text:style-name="Internet_20_link" text:visited-style-name="Visited_20_Internet_20_Link">plugin</text:a><text:a xlink:type="simple" xlink:href="http://www.aavso.org/vstar-plugin-library" text:style-name="Internet_20_link" text:visited-style-name="Visited_20_Internet_20_Link">-</text:a><text:a xlink:type="simple" xlink:href="http://www.aavso.org/vstar-plugin-library" text:style-name="Internet_20_link" text:visited-style-name="Visited_20_Internet_20_Link">library</text:a></text:p>
      <text:p text:style-name="P1"/>
      <text:p text:style-name="P1"><text:span text:style-name="T1">AAVSO VStar Forum</text:span>: The home page for all ongoing and past discussion of VStar, its usage, and problems users have encountered with it. See <text:span text:style-name="T2">https://www.aavso.org/forum/4997</text:span></text:p>
      <text:p text:style-name="P1"/>
      <text:p text:style-name="P1"><text:span text:style-name="T1">AAVSO Download Format:</text:span> A detailed list and explanation of the format and terms used in AAVSO data sets. See <text:a xlink:type="simple" xlink:href="http://www.aavso.org/format-data-file" text:style-name="Internet_20_link" text:visited-style-name="Visited_20_Internet_20_Link">http</text:a><text:a xlink:type="simple" xlink:href="http://www.aavso.org/format-data-file" text:style-name="Internet_20_link" text:visited-style-name="Visited_20_Internet_20_Link">://</text:a><text:a xlink:type="simple" xlink:href="http://www.aavso.org/format-data-file" text:style-name="Internet_20_link" text:visited-style-name="Visited_20_Internet_20_Link">www</text:a><text:a xlink:type="simple" xlink:href="http://www.aavso.org/format-data-file" text:style-name="Internet_20_link" text:visited-style-name="Visited_20_Internet_20_Link">.</text:a><text:a xlink:type="simple" xlink:href="http://www.aavso.org/format-data-file" text:style-name="Internet_20_link" text:visited-style-name="Visited_20_Internet_20_Link">aavso</text:a><text:a xlink:type="simple" xlink:href="http://www.aavso.org/format-data-file" text:style-name="Internet_20_link" text:visited-style-name="Visited_20_Internet_20_Link">.</text:a><text:a xlink:type="simple" xlink:href="http://www.aavso.org/format-data-file" text:style-name="Internet_20_link" text:visited-style-name="Visited_20_Internet_20_Link">org</text:a><text:a xlink:type="simple" xlink:href="http://www.aavso.org/format-data-file" text:style-name="Internet_20_link" text:visited-style-name="Visited_20_Internet_20_Link">/</text:a><text:a xlink:type="simple" xlink:href="http://www.aavso.org/format-data-file" text:style-name="Internet_20_link" text:visited-style-name="Visited_20_Internet_20_Link">format</text:a><text:a xlink:type="simple" xlink:href="http://www.aavso.org/format-data-file" text:style-name="Internet_20_link" text:visited-style-name="Visited_20_Internet_20_Link">-</text:a><text:a xlink:type="simple" xlink:href="http://www.aavso.org/format-data-file" text:style-name="Internet_20_link" text:visited-style-name="Visited_20_Internet_20_Link">data</text:a><text:a xlink:type="simple" xlink:href="http://www.aavso.org/format-data-file" text:style-name="Internet_20_link" text:visited-style-name="Visited_20_Internet_20_Link">-</text:a><text:a xlink:type="simple" xlink:href="http://www.aavso.org/format-data-file" text:style-name="Internet_20_link" text:visited-style-name="Visited_20_Internet_20_Link">file</text:a></text:p>
      <text:p text:style-name="P1"/>
      <text:p text:style-name="P1"><text:span text:style-name="T1">WebObs</text:span>: A portal on the AAVSO website for uploading new observations of variable stars and searching for previously uploaded observations. Note: solar observations are not included in this data set, and are found at <text:a xlink:type="simple" xlink:href="http://www.aavso.org/solar" text:style-name="Internet_20_link" text:visited-style-name="Visited_20_Internet_20_Link"><text:span text:style-name="T2">http://www.aavso.org/solar</text:span></text:a>. See <text:a xlink:type="simple" xlink:href="http://www.aavso.org/webobs" text:style-name="Internet_20_link" text:visited-style-name="Visited_20_Internet_20_Link">http</text:a><text:a xlink:type="simple" xlink:href="http://www.aavso.org/webobs" text:style-name="Internet_20_link" text:visited-style-name="Visited_20_Internet_20_Link">://</text:a><text:a xlink:type="simple" xlink:href="http://www.aavso.org/webobs" text:style-name="Internet_20_link" text:visited-style-name="Visited_20_Internet_20_Link">www</text:a><text:a xlink:type="simple" xlink:href="http://www.aavso.org/webobs" text:style-name="Internet_20_link" text:visited-style-name="Visited_20_Internet_20_Link">.</text:a><text:a xlink:type="simple" xlink:href="http://www.aavso.org/webobs" text:style-name="Internet_20_link" text:visited-style-name="Visited_20_Internet_20_Link">aavso</text:a><text:a xlink:type="simple" xlink:href="http://www.aavso.org/webobs" text:style-name="Internet_20_link" text:visited-style-name="Visited_20_Internet_20_Link">.</text:a><text:a xlink:type="simple" xlink:href="http://www.aavso.org/webobs" text:style-name="Internet_20_link" text:visited-style-name="Visited_20_Internet_20_Link">org</text:a><text:a xlink:type="simple" xlink:href="http://www.aavso.org/webobs" text:style-name="Internet_20_link" text:visited-style-name="Visited_20_Internet_20_Link">/</text:a><text:a xlink:type="simple" xlink:href="http://www.aavso.org/webobs" text:style-name="Internet_20_link" text:visited-style-name="Visited_20_Internet_20_Link">webobs</text:a></text:p>
      <text:p text:style-name="P1"/>
      <text:p text:style-name="P1"><text:span text:style-name="T1">Southern Gems</text:span>: A part of the Citizen Sky Project; ten naked-eye southern hemisphere variable stars. See <text:a xlink:type="simple" xlink:href="http://southerngems.blogspot.com/" text:style-name="Internet_20_link" text:visited-style-name="Visited_20_Internet_20_Link">http://southerngems.blogspot.com</text:a></text:p>
      <text:h text:style-name="P8" text:outline-level="10"><text:bookmark text:name="h.u4j2nhh0s8s"/>Useful Links for Period and Time Series Analysis (TS and WWZ)</text:h>
      <text:p text:style-name="P1"/>
      <text:p text:style-name="P1"><text:span text:style-name="T1">AAVSO Software Directory</text:span>: A collection of software that was developed with variable star observations and data analysis in mind. <text:span text:style-name="T4">See </text:span><text:a xlink:type="simple" xlink:href="http://www.aavso.org/software-directory" text:style-name="Internet_20_link" text:visited-style-name="Visited_20_Internet_20_Link"><text:span text:style-name="T2">http://www.aavso.org/software-directory</text:span></text:a></text:p>
      <text:p text:style-name="P4"/>
      <text:p text:style-name="P1"><text:span text:style-name="T1">TS (Fortran)</text:span>: A direct link for downloading the time series statistical program. See <text:a xlink:type="simple" xlink:href="http://www.aavso.org/sites/default/files/software/ts.tar.gz" text:style-name="Internet_20_link" text:visited-style-name="Visited_20_Internet_20_Link"><text:span text:style-name="T2">http://www.aavso.org/sites/default/files/software/ts.tar.gz</text:span></text:a><text:line-break/></text:p>
      <text:p text:style-name="P1"><text:span text:style-name="T1">WWZ (Fortran)</text:span>: A direct link for downloading a Fortran version of WWZ. See <text:a xlink:type="simple" xlink:href="http://www.aavso.org/sites/default/files/software/wwz.tar.gz" text:style-name="Internet_20_link" text:visited-style-name="Visited_20_Internet_20_Link">http</text:a><text:a xlink:type="simple" xlink:href="http://www.aavso.org/sites/default/files/software/wwz.tar.gz" text:style-name="Internet_20_link" text:visited-style-name="Visited_20_Internet_20_Link">://</text:a><text:a xlink:type="simple" xlink:href="http://www.aavso.org/sites/default/files/software/wwz.tar.gz" text:style-name="Internet_20_link" text:visited-style-name="Visited_20_Internet_20_Link">www</text:a><text:a xlink:type="simple" xlink:href="http://www.aavso.org/sites/default/files/software/wwz.tar.gz" text:style-name="Internet_20_link" text:visited-style-name="Visited_20_Internet_20_Link">.</text:a><text:a xlink:type="simple" xlink:href="http://www.aavso.org/sites/default/files/software/wwz.tar.gz" text:style-name="Internet_20_link" text:visited-style-name="Visited_20_Internet_20_Link">aavso</text:a><text:a xlink:type="simple" xlink:href="http://www.aavso.org/sites/default/files/software/wwz.tar.gz" text:style-name="Internet_20_link" text:visited-style-name="Visited_20_Internet_20_Link">.</text:a><text:a xlink:type="simple" xlink:href="http://www.aavso.org/sites/default/files/software/wwz.tar.gz" text:style-name="Internet_20_link" text:visited-style-name="Visited_20_Internet_20_Link">org</text:a><text:a xlink:type="simple" xlink:href="http://www.aavso.org/sites/default/files/software/wwz.tar.gz" text:style-name="Internet_20_link" text:visited-style-name="Visited_20_Internet_20_Link">/</text:a><text:a xlink:type="simple" xlink:href="http://www.aavso.org/sites/default/files/software/wwz.tar.gz" text:style-name="Internet_20_link" text:visited-style-name="Visited_20_Internet_20_Link">sites</text:a><text:a xlink:type="simple" xlink:href="http://www.aavso.org/sites/default/files/software/wwz.tar.gz" text:style-name="Internet_20_link" text:visited-style-name="Visited_20_Internet_20_Link">/</text:a><text:a xlink:type="simple" xlink:href="http://www.aavso.org/sites/default/files/software/wwz.tar.gz" text:style-name="Internet_20_link" text:visited-style-name="Visited_20_Internet_20_Link">default</text:a><text:a xlink:type="simple" xlink:href="http://www.aavso.org/sites/default/files/software/wwz.tar.gz" text:style-name="Internet_20_link" text:visited-style-name="Visited_20_Internet_20_Link">/</text:a><text:a xlink:type="simple" xlink:href="http://www.aavso.org/sites/default/files/software/wwz.tar.gz" text:style-name="Internet_20_link" text:visited-style-name="Visited_20_Internet_20_Link">files</text:a><text:a xlink:type="simple" xlink:href="http://www.aavso.org/sites/default/files/software/wwz.tar.gz" text:style-name="Internet_20_link" text:visited-style-name="Visited_20_Internet_20_Link">/</text:a><text:a xlink:type="simple" xlink:href="http://www.aavso.org/sites/default/files/software/wwz.tar.gz" text:style-name="Internet_20_link" text:visited-style-name="Visited_20_Internet_20_Link">software</text:a><text:a xlink:type="simple" xlink:href="http://www.aavso.org/sites/default/files/software/wwz.tar.gz" text:style-name="Internet_20_link" text:visited-style-name="Visited_20_Internet_20_Link">/</text:a><text:a xlink:type="simple" xlink:href="http://www.aavso.org/sites/default/files/software/wwz.tar.gz" text:style-name="Internet_20_link" text:visited-style-name="Visited_20_Internet_20_Link">wwz</text:a><text:a xlink:type="simple" xlink:href="http://www.aavso.org/sites/default/files/software/wwz.tar.gz" text:style-name="Internet_20_link" text:visited-style-name="Visited_20_Internet_20_Link">.</text:a><text:a xlink:type="simple" xlink:href="http://www.aavso.org/sites/default/files/software/wwz.tar.gz" text:style-name="Internet_20_link" text:visited-style-name="Visited_20_Internet_20_Link">tar</text:a><text:a xlink:type="simple" xlink:href="http://www.aavso.org/sites/default/files/software/wwz.tar.gz" text:style-name="Internet_20_link" text:visited-style-name="Visited_20_Internet_20_Link">.</text:a><text:a xlink:type="simple" xlink:href="http://www.aavso.org/sites/default/files/software/wwz.tar.gz" text:style-name="Internet_20_link" text:visited-style-name="Visited_20_Internet_20_Link">gz</text:a><text:line-break/></text:p>
      <text:h text:style-name="P7" text:outline-level="10"><text:bookmark text:name="h.xx3gdvwi82p3"/>Useful Links for Polynomial Fit</text:h>
      <text:p text:style-name="P2"/>
      <text:p text:style-name="P3"><text:span text:style-name="T1">Lutus, P., Interactive Polynomial Regression Data Fit</text:span>: An interactive example using JavaScript. <text:a xlink:type="simple" xlink:href="http://www.arachnoid.com/polysolve/" text:style-name="Internet_20_link" text:visited-style-name="Visited_20_Internet_20_Link">http</text:a><text:a xlink:type="simple" xlink:href="http://www.arachnoid.com/polysolve/" text:style-name="Internet_20_link" text:visited-style-name="Visited_20_Internet_20_Link">://</text:a><text:a xlink:type="simple" xlink:href="http://www.arachnoid.com/polysolve/" text:style-name="Internet_20_link" text:visited-style-name="Visited_20_Internet_20_Link">www</text:a><text:a xlink:type="simple" xlink:href="http://www.arachnoid.com/polysolve/" text:style-name="Internet_20_link" text:visited-style-name="Visited_20_Internet_20_Link">.</text:a><text:a xlink:type="simple" xlink:href="http://www.arachnoid.com/polysolve/" text:style-name="Internet_20_link" text:visited-style-name="Visited_20_Internet_20_Link">arachnoid</text:a><text:a xlink:type="simple" xlink:href="http://www.arachnoid.com/polysolve/" text:style-name="Internet_20_link" text:visited-style-name="Visited_20_Internet_20_Link">.</text:a><text:a xlink:type="simple" xlink:href="http://www.arachnoid.com/polysolve/" text:style-name="Internet_20_link" text:visited-style-name="Visited_20_Internet_20_Link">com</text:a><text:a xlink:type="simple" xlink:href="http://www.arachnoid.com/polysolve/" text:style-name="Internet_20_link" text:visited-style-name="Visited_20_Internet_20_Link">/</text:a><text:a xlink:type="simple" xlink:href="http://www.arachnoid.com/polysolve/" text:style-name="Internet_20_link" text:visited-style-name="Visited_20_Internet_20_Link">polysolve</text:a></text:p>
      <text:p text:style-name="P1"/>
      <text:p text:style-name="P1"><text:span text:style-name="T1">Weisstein, E.W. Root-Mean-Square</text:span>: Concise explanation from Wolfram MathWorld with useful links.</text:p>
      <text:p text:style-name="P3"><text:a xlink:type="simple" xlink:href="http://mathworld.wolfram.com/Root-Mean-Square.html" text:style-name="Internet_20_link" text:visited-style-name="Visited_20_Internet_20_Link">http</text:a><text:a xlink:type="simple" xlink:href="http://mathworld.wolfram.com/Root-Mean-Square.html" text:style-name="Internet_20_link" text:visited-style-name="Visited_20_Internet_20_Link">://</text:a><text:a xlink:type="simple" xlink:href="http://mathworld.wolfram.com/Root-Mean-Square.html" text:style-name="Internet_20_link" text:visited-style-name="Visited_20_Internet_20_Link">mathworld</text:a><text:a xlink:type="simple" xlink:href="http://mathworld.wolfram.com/Root-Mean-Square.html" text:style-name="Internet_20_link" text:visited-style-name="Visited_20_Internet_20_Link">.</text:a><text:a xlink:type="simple" xlink:href="http://mathworld.wolfram.com/Root-Mean-Square.html" text:style-name="Internet_20_link" text:visited-style-name="Visited_20_Internet_20_Link">wolfram</text:a><text:a xlink:type="simple" xlink:href="http://mathworld.wolfram.com/Root-Mean-Square.html" text:style-name="Internet_20_link" text:visited-style-name="Visited_20_Internet_20_Link">.</text:a><text:a xlink:type="simple" xlink:href="http://mathworld.wolfram.com/Root-Mean-Square.html" text:style-name="Internet_20_link" text:visited-style-name="Visited_20_Internet_20_Link">com</text:a><text:a xlink:type="simple" xlink:href="http://mathworld.wolfram.com/Root-Mean-Square.html" text:style-name="Internet_20_link" text:visited-style-name="Visited_20_Internet_20_Link">/</text:a><text:a xlink:type="simple" xlink:href="http://mathworld.wolfram.com/Root-Mean-Square.html" text:style-name="Internet_20_link" text:visited-style-name="Visited_20_Internet_20_Link">Root</text:a><text:a xlink:type="simple" xlink:href="http://mathworld.wolfram.com/Root-Mean-Square.html" text:style-name="Internet_20_link" text:visited-style-name="Visited_20_Internet_20_Link">-</text:a><text:a xlink:type="simple" xlink:href="http://mathworld.wolfram.com/Root-Mean-Square.html" text:style-name="Internet_20_link" text:visited-style-name="Visited_20_Internet_20_Link">Mean</text:a><text:a xlink:type="simple" xlink:href="http://mathworld.wolfram.com/Root-Mean-Square.html" text:style-name="Internet_20_link" text:visited-style-name="Visited_20_Internet_20_Link">-</text:a><text:a xlink:type="simple" xlink:href="http://mathworld.wolfram.com/Root-Mean-Square.html" text:style-name="Internet_20_link" text:visited-style-name="Visited_20_Internet_20_Link">Square</text:a><text:a xlink:type="simple" xlink:href="http://mathworld.wolfram.com/Root-Mean-Square.html" text:style-name="Internet_20_link" text:visited-style-name="Visited_20_Internet_20_Link">.</text:a><text:a xlink:type="simple" xlink:href="http://mathworld.wolfram.com/Root-Mean-Square.html" text:style-name="Internet_20_link" text:visited-style-name="Visited_20_Internet_20_Link">html</text:a></text:p>
      <text:p text:style-name="P1"><text:s/></text:p>
      <text:p text:style-name="P1"><text:span text:style-name="T1">Wikipedia - Polynomial Regression</text:span>: Standard Wikipedia entry, including history and references. <text:a xlink:type="simple" xlink:href="http://en.wikipedia.org/wiki/Polynomial_regression" text:style-name="Internet_20_link" text:visited-style-name="Visited_20_Internet_20_Link">http</text:a><text:a xlink:type="simple" xlink:href="http://en.wikipedia.org/wiki/Polynomial_regression" text:style-name="Internet_20_link" text:visited-style-name="Visited_20_Internet_20_Link">://</text:a><text:a xlink:type="simple" xlink:href="http://en.wikipedia.org/wiki/Polynomial_regression" text:style-name="Internet_20_link" text:visited-style-name="Visited_20_Internet_20_Link">en</text:a><text:a xlink:type="simple" xlink:href="http://en.wikipedia.org/wiki/Polynomial_regression" text:style-name="Internet_20_link" text:visited-style-name="Visited_20_Internet_20_Link">.</text:a><text:a xlink:type="simple" xlink:href="http://en.wikipedia.org/wiki/Polynomial_regression" text:style-name="Internet_20_link" text:visited-style-name="Visited_20_Internet_20_Link">wikipedia</text:a><text:a xlink:type="simple" xlink:href="http://en.wikipedia.org/wiki/Polynomial_regression" text:style-name="Internet_20_link" text:visited-style-name="Visited_20_Internet_20_Link">.</text:a><text:a xlink:type="simple" xlink:href="http://en.wikipedia.org/wiki/Polynomial_regression" text:style-name="Internet_20_link" text:visited-style-name="Visited_20_Internet_20_Link">org</text:a><text:a xlink:type="simple" xlink:href="http://en.wikipedia.org/wiki/Polynomial_regression" text:style-name="Internet_20_link" text:visited-style-name="Visited_20_Internet_20_Link">/</text:a><text:a xlink:type="simple" xlink:href="http://en.wikipedia.org/wiki/Polynomial_regression" text:style-name="Internet_20_link" text:visited-style-name="Visited_20_Internet_20_Link">wiki</text:a><text:a xlink:type="simple" xlink:href="http://en.wikipedia.org/wiki/Polynomial_regression" text:style-name="Internet_20_link" text:visited-style-name="Visited_20_Internet_20_Link">/</text:a><text:a xlink:type="simple" xlink:href="http://en.wikipedia.org/wiki/Polynomial_regression" text:style-name="Internet_20_link" text:visited-style-name="Visited_20_Internet_20_Link">Polynomial</text:a><text:a xlink:type="simple" xlink:href="http://en.wikipedia.org/wiki/Polynomial_regression" text:style-name="Internet_20_link" text:visited-style-name="Visited_20_Internet_20_Link">_</text:a><text:a xlink:type="simple" xlink:href="http://en.wikipedia.org/wiki/Polynomial_regression" text:style-name="Internet_20_link" text:visited-style-name="Visited_20_Internet_20_Link">regression</text:a></text:p>
      <text:p text:style-name="P1"/>
      <text:p text:style-name="P1"><text:span text:style-name="T1">Wikipedia - Akaike Information Criteria (AIC)</text:span>: Standard Wikipedia entry, including history and references.</text:p>
      <text:p text:style-name="P3"><text:a xlink:type="simple" xlink:href="http://en.wikipedia.org/wiki/Akaike_information_criterion" text:style-name="Internet_20_link" text:visited-style-name="Visited_20_Internet_20_Link"><text:span text:style-name="T2">http://en.wikipedia.org/wiki/Akaike_information_criterion</text:span></text:a></text:p>
      <text:p text:style-name="P3"/>
      <text:p text:style-name="P3"><text:span text:style-name="T1">Wikipedia - Curve Fitting. </text:span><text:span text:style-name="T3">See </text:span><text:a xlink:type="simple" xlink:href="http://en.wikipedia.org/wiki/Curve_fitting" text:style-name="Internet_20_link" text:visited-style-name="Visited_20_Internet_20_Link">http://en.wikipedia.org/wiki/Curve_fitting</text:a></text:p>
      <text:p text:style-name="P3"/>
      <text:h text:style-name="P7" text:outline-level="10"><text:bookmark text:name="h.ktevv31oilj9"/>Useful Links for Regular Expressions (for Observation List Pattern Search)</text:h>
      <text:p text:style-name="P1"/>
      <text:p text:style-name="P1"><text:span text:style-name="T1">Regular Expressions</text:span>: A detailed website on the use of regular expressions in data searches, including numerous examples and tutorials. See <text:a xlink:type="simple" xlink:href="http://www.regular-expressions.info/" text:style-name="Internet_20_link" text:visited-style-name="Visited_20_Internet_20_Link">http</text:a><text:a xlink:type="simple" xlink:href="http://www.regular-expressions.info/" text:style-name="Internet_20_link" text:visited-style-name="Visited_20_Internet_20_Link">://</text:a><text:a xlink:type="simple" xlink:href="http://www.regular-expressions.info/" text:style-name="Internet_20_link" text:visited-style-name="Visited_20_Internet_20_Link">www</text:a><text:a xlink:type="simple" xlink:href="http://www.regular-expressions.info/" text:style-name="Internet_20_link" text:visited-style-name="Visited_20_Internet_20_Link">.</text:a><text:a xlink:type="simple" xlink:href="http://www.regular-expressions.info/" text:style-name="Internet_20_link" text:visited-style-name="Visited_20_Internet_20_Link">regular</text:a><text:a xlink:type="simple" xlink:href="http://www.regular-expressions.info/" text:style-name="Internet_20_link" text:visited-style-name="Visited_20_Internet_20_Link">-</text:a><text:a xlink:type="simple" xlink:href="http://www.regular-expressions.info/" text:style-name="Internet_20_link" text:visited-style-name="Visited_20_Internet_20_Link">expressions</text:a><text:a xlink:type="simple" xlink:href="http://www.regular-expressions.info/" text:style-name="Internet_20_link" text:visited-style-name="Visited_20_Internet_20_Link">.</text:a><text:a xlink:type="simple" xlink:href="http://www.regular-expressions.info/" text:style-name="Internet_20_link" text:visited-style-name="Visited_20_Internet_20_Link">info</text:a></text:p>
      <text:p text:style-name="P1"/>
      <text:p text:style-name="P1"><text:span text:style-name="T1">Regular Expressions Quick Start</text:span>: A quick tutorial on the basics of using regular expressions in data searches. See <text:a xlink:type="simple" xlink:href="http://www.regular-expressions.info/quickstart.html" text:style-name="Internet_20_link" text:visited-style-name="Visited_20_Internet_20_Link">http</text:a><text:a xlink:type="simple" xlink:href="http://www.regular-expressions.info/quickstart.html" text:style-name="Internet_20_link" text:visited-style-name="Visited_20_Internet_20_Link">://</text:a><text:a xlink:type="simple" xlink:href="http://www.regular-expressions.info/quickstart.html" text:style-name="Internet_20_link" text:visited-style-name="Visited_20_Internet_20_Link">www</text:a><text:a xlink:type="simple" xlink:href="http://www.regular-expressions.info/quickstart.html" text:style-name="Internet_20_link" text:visited-style-name="Visited_20_Internet_20_Link">.</text:a><text:a xlink:type="simple" xlink:href="http://www.regular-expressions.info/quickstart.html" text:style-name="Internet_20_link" text:visited-style-name="Visited_20_Internet_20_Link">regular</text:a><text:a xlink:type="simple" xlink:href="http://www.regular-expressions.info/quickstart.html" text:style-name="Internet_20_link" text:visited-style-name="Visited_20_Internet_20_Link">-</text:a><text:a xlink:type="simple" xlink:href="http://www.regular-expressions.info/quickstart.html" text:style-name="Internet_20_link" text:visited-style-name="Visited_20_Internet_20_Link">expressions</text:a><text:a xlink:type="simple" xlink:href="http://www.regular-expressions.info/quickstart.html" text:style-name="Internet_20_link" text:visited-style-name="Visited_20_Internet_20_Link">.</text:a><text:a xlink:type="simple" xlink:href="http://www.regular-expressions.info/quickstart.html" text:style-name="Internet_20_link" text:visited-style-name="Visited_20_Internet_20_Link">info</text:a><text:a xlink:type="simple" xlink:href="http://www.regular-expressions.info/quickstart.html" text:style-name="Internet_20_link" text:visited-style-name="Visited_20_Internet_20_Link">/</text:a><text:a xlink:type="simple" xlink:href="http://www.regular-expressions.info/quickstart.html" text:style-name="Internet_20_link" text:visited-style-name="Visited_20_Internet_20_Link">quickstart</text:a><text:a xlink:type="simple" xlink:href="http://www.regular-expressions.info/quickstart.html" text:style-name="Internet_20_link" text:visited-style-name="Visited_20_Internet_20_Link">.</text:a><text:a xlink:type="simple" xlink:href="http://www.regular-expressions.info/quickstart.html" text:style-name="Internet_20_link" text:visited-style-name="Visited_20_Internet_20_Link">html</text:a></text:p>
      <text:p text:style-name="P1"/>
      <text:p text:style-name="P1"><text:span text:style-name="T1">Wikipedia - Regular Expressions</text:span>: Standard Wikipedia entry, including history and references. See <text:a xlink:type="simple" xlink:href="http://en.wikipedia.org/wiki/Regular_expression" text:style-name="Internet_20_link" text:visited-style-name="Visited_20_Internet_20_Link">http</text:a><text:a xlink:type="simple" xlink:href="http://en.wikipedia.org/wiki/Regular_expression" text:style-name="Internet_20_link" text:visited-style-name="Visited_20_Internet_20_Link">://</text:a><text:a xlink:type="simple" xlink:href="http://en.wikipedia.org/wiki/Regular_expression" text:style-name="Internet_20_link" text:visited-style-name="Visited_20_Internet_20_Link">en</text:a><text:a xlink:type="simple" xlink:href="http://en.wikipedia.org/wiki/Regular_expression" text:style-name="Internet_20_link" text:visited-style-name="Visited_20_Internet_20_Link">.</text:a><text:a xlink:type="simple" xlink:href="http://en.wikipedia.org/wiki/Regular_expression" text:style-name="Internet_20_link" text:visited-style-name="Visited_20_Internet_20_Link">wikipedia</text:a><text:a xlink:type="simple" xlink:href="http://en.wikipedia.org/wiki/Regular_expression" text:style-name="Internet_20_link" text:visited-style-name="Visited_20_Internet_20_Link">.</text:a><text:a xlink:type="simple" xlink:href="http://en.wikipedia.org/wiki/Regular_expression" text:style-name="Internet_20_link" text:visited-style-name="Visited_20_Internet_20_Link">org</text:a><text:a xlink:type="simple" xlink:href="http://en.wikipedia.org/wiki/Regular_expression" text:style-name="Internet_20_link" text:visited-style-name="Visited_20_Internet_20_Link">/</text:a><text:a xlink:type="simple" xlink:href="http://en.wikipedia.org/wiki/Regular_expression" text:style-name="Internet_20_link" text:visited-style-name="Visited_20_Internet_20_Link">wiki</text:a><text:a xlink:type="simple" xlink:href="http://en.wikipedia.org/wiki/Regular_expression" text:style-name="Internet_20_link" text:visited-style-name="Visited_20_Internet_20_Link">/</text:a><text:a xlink:type="simple" xlink:href="http://en.wikipedia.org/wiki/Regular_expression" text:style-name="Internet_20_link" text:visited-style-name="Visited_20_Internet_20_Link">Regular</text:a><text:a xlink:type="simple" xlink:href="http://en.wikipedia.org/wiki/Regular_expression" text:style-name="Internet_20_link" text:visited-style-name="Visited_20_Internet_20_Link">_</text:a><text:a xlink:type="simple" xlink:href="http://en.wikipedia.org/wiki/Regular_expression" text:style-name="Internet_20_link" text:visited-style-name="Visited_20_Internet_20_Link">expression</text:a></text:p>
      <text:p text:style-name="P1"/>
      <text:p text:style-name="P1"><text:soft-page-break/><text:span text:style-name="T1">Regular Expressions - User Guide</text:span>: An overview of regular expressions that explains the basics very thoroughly. See <text:a xlink:type="simple" xlink:href="http://www.zytrax.com/tech/web/regex.htm" text:style-name="Internet_20_link" text:visited-style-name="Visited_20_Internet_20_Link">http</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www</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zytrax</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com</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tech</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web</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regex</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htm</text:a></text:p>
      <text:h text:style-name="P6" text:outline-level="10"><text:bookmark text:name="h.kmn2g69cbxqe"/>Further Reading</text:h>
      <text:p text:style-name="P1"/>
      <text:p text:style-name="P1">Benn, D., 2012, <text:span text:style-name="T1">Algorithms + Observations = VStar</text:span>, JAAVSO, vol 40, p 852. An overview of the history and possible future of VStar.</text:p>
      <text:p text:style-name="P3"><text:a xlink:type="simple" xlink:href="http://www.aavso.org/sites/default/files/jaavso/v40n2/852.pdf" text:style-name="Internet_20_link" text:visited-style-name="Visited_20_Internet_20_Link">http</text:a><text:a xlink:type="simple" xlink:href="http://www.aavso.org/sites/default/files/jaavso/v40n2/852.pdf" text:style-name="Internet_20_link" text:visited-style-name="Visited_20_Internet_20_Link">://</text:a><text:a xlink:type="simple" xlink:href="http://www.aavso.org/sites/default/files/jaavso/v40n2/852.pdf" text:style-name="Internet_20_link" text:visited-style-name="Visited_20_Internet_20_Link">www</text:a><text:a xlink:type="simple" xlink:href="http://www.aavso.org/sites/default/files/jaavso/v40n2/852.pdf" text:style-name="Internet_20_link" text:visited-style-name="Visited_20_Internet_20_Link">.</text:a><text:a xlink:type="simple" xlink:href="http://www.aavso.org/sites/default/files/jaavso/v40n2/852.pdf" text:style-name="Internet_20_link" text:visited-style-name="Visited_20_Internet_20_Link">aavso</text:a><text:a xlink:type="simple" xlink:href="http://www.aavso.org/sites/default/files/jaavso/v40n2/852.pdf" text:style-name="Internet_20_link" text:visited-style-name="Visited_20_Internet_20_Link">.</text:a><text:a xlink:type="simple" xlink:href="http://www.aavso.org/sites/default/files/jaavso/v40n2/852.pdf" text:style-name="Internet_20_link" text:visited-style-name="Visited_20_Internet_20_Link">org</text:a><text:a xlink:type="simple" xlink:href="http://www.aavso.org/sites/default/files/jaavso/v40n2/852.pdf" text:style-name="Internet_20_link" text:visited-style-name="Visited_20_Internet_20_Link">/</text:a><text:a xlink:type="simple" xlink:href="http://www.aavso.org/sites/default/files/jaavso/v40n2/852.pdf" text:style-name="Internet_20_link" text:visited-style-name="Visited_20_Internet_20_Link">sites</text:a><text:a xlink:type="simple" xlink:href="http://www.aavso.org/sites/default/files/jaavso/v40n2/852.pdf" text:style-name="Internet_20_link" text:visited-style-name="Visited_20_Internet_20_Link">/</text:a><text:a xlink:type="simple" xlink:href="http://www.aavso.org/sites/default/files/jaavso/v40n2/852.pdf" text:style-name="Internet_20_link" text:visited-style-name="Visited_20_Internet_20_Link">default</text:a><text:a xlink:type="simple" xlink:href="http://www.aavso.org/sites/default/files/jaavso/v40n2/852.pdf" text:style-name="Internet_20_link" text:visited-style-name="Visited_20_Internet_20_Link">/</text:a><text:a xlink:type="simple" xlink:href="http://www.aavso.org/sites/default/files/jaavso/v40n2/852.pdf" text:style-name="Internet_20_link" text:visited-style-name="Visited_20_Internet_20_Link">files</text:a><text:a xlink:type="simple" xlink:href="http://www.aavso.org/sites/default/files/jaavso/v40n2/852.pdf" text:style-name="Internet_20_link" text:visited-style-name="Visited_20_Internet_20_Link">/</text:a><text:a xlink:type="simple" xlink:href="http://www.aavso.org/sites/default/files/jaavso/v40n2/852.pdf" text:style-name="Internet_20_link" text:visited-style-name="Visited_20_Internet_20_Link">jaavso</text:a><text:a xlink:type="simple" xlink:href="http://www.aavso.org/sites/default/files/jaavso/v40n2/852.pdf" text:style-name="Internet_20_link" text:visited-style-name="Visited_20_Internet_20_Link">/</text:a><text:a xlink:type="simple" xlink:href="http://www.aavso.org/sites/default/files/jaavso/v40n2/852.pdf" text:style-name="Internet_20_link" text:visited-style-name="Visited_20_Internet_20_Link">v</text:a><text:a xlink:type="simple" xlink:href="http://www.aavso.org/sites/default/files/jaavso/v40n2/852.pdf" text:style-name="Internet_20_link" text:visited-style-name="Visited_20_Internet_20_Link">40</text:a><text:a xlink:type="simple" xlink:href="http://www.aavso.org/sites/default/files/jaavso/v40n2/852.pdf" text:style-name="Internet_20_link" text:visited-style-name="Visited_20_Internet_20_Link">n</text:a><text:a xlink:type="simple" xlink:href="http://www.aavso.org/sites/default/files/jaavso/v40n2/852.pdf" text:style-name="Internet_20_link" text:visited-style-name="Visited_20_Internet_20_Link">2/852.</text:a><text:a xlink:type="simple" xlink:href="http://www.aavso.org/sites/default/files/jaavso/v40n2/852.pdf" text:style-name="Internet_20_link" text:visited-style-name="Visited_20_Internet_20_Link">pdf</text:a></text:p>
      <text:p text:style-name="P1"/>
      <text:p text:style-name="P1">Benn, D. <text:span text:style-name="T1">VStar Blog. </text:span>A blog (with archive) category that discusses the usage of VStar as well as updates to the program.</text:p>
      <text:p text:style-name="P3"><text:a xlink:type="simple" xlink:href="http://dbenn.wordpress.com/category/astronomy-science/vstar/" text:style-name="Internet_20_link" text:visited-style-name="Visited_20_Internet_20_Link">http</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dbenn</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wordpress</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com</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category</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astronomy</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science</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vstar</text:a></text:p>
      <text:p text:style-name="P1"/>
      <text:p text:style-name="P1">Ferraz-Mello, S. 1981, <text:span text:style-name="T1">Estimation of Periods From Unequally Spaced Observations</text:span>, Astron. J., vol 86, p 619. A technical article on the use of Fourier Transforms as applied to time series data with gaps in observations.</text:p>
      <text:p text:style-name="P3"><text:a xlink:type="simple" xlink:href="http://adsabs.harvard.edu/full/1981AJ.....86..619F" text:style-name="Internet_20_link" text:visited-style-name="Visited_20_Internet_20_Link">http</text:a><text:a xlink:type="simple" xlink:href="http://adsabs.harvard.edu/full/1981AJ.....86..619F" text:style-name="Internet_20_link" text:visited-style-name="Visited_20_Internet_20_Link">://</text:a><text:a xlink:type="simple" xlink:href="http://adsabs.harvard.edu/full/1981AJ.....86..619F" text:style-name="Internet_20_link" text:visited-style-name="Visited_20_Internet_20_Link">adsabs</text:a><text:a xlink:type="simple" xlink:href="http://adsabs.harvard.edu/full/1981AJ.....86..619F" text:style-name="Internet_20_link" text:visited-style-name="Visited_20_Internet_20_Link">.</text:a><text:a xlink:type="simple" xlink:href="http://adsabs.harvard.edu/full/1981AJ.....86..619F" text:style-name="Internet_20_link" text:visited-style-name="Visited_20_Internet_20_Link">harvard</text:a><text:a xlink:type="simple" xlink:href="http://adsabs.harvard.edu/full/1981AJ.....86..619F" text:style-name="Internet_20_link" text:visited-style-name="Visited_20_Internet_20_Link">.</text:a><text:a xlink:type="simple" xlink:href="http://adsabs.harvard.edu/full/1981AJ.....86..619F" text:style-name="Internet_20_link" text:visited-style-name="Visited_20_Internet_20_Link">edu</text:a><text:a xlink:type="simple" xlink:href="http://adsabs.harvard.edu/full/1981AJ.....86..619F" text:style-name="Internet_20_link" text:visited-style-name="Visited_20_Internet_20_Link">/</text:a><text:a xlink:type="simple" xlink:href="http://adsabs.harvard.edu/full/1981AJ.....86..619F" text:style-name="Internet_20_link" text:visited-style-name="Visited_20_Internet_20_Link">full</text:a><text:a xlink:type="simple" xlink:href="http://adsabs.harvard.edu/full/1981AJ.....86..619F" text:style-name="Internet_20_link" text:visited-style-name="Visited_20_Internet_20_Link">/1981</text:a><text:a xlink:type="simple" xlink:href="http://adsabs.harvard.edu/full/1981AJ.....86..619F" text:style-name="Internet_20_link" text:visited-style-name="Visited_20_Internet_20_Link">AJ</text:a><text:a xlink:type="simple" xlink:href="http://adsabs.harvard.edu/full/1981AJ.....86..619F" text:style-name="Internet_20_link" text:visited-style-name="Visited_20_Internet_20_Link">.....86..619</text:a><text:a xlink:type="simple" xlink:href="http://adsabs.harvard.edu/full/1981AJ.....86..619F" text:style-name="Internet_20_link" text:visited-style-name="Visited_20_Internet_20_Link">F</text:a></text:p>
      <text:p text:style-name="P1"/>
      <text:p text:style-name="P1">Foster, G. 1995, <text:span text:style-name="T1">The CLEANest Fourier Spectrum</text:span>, Astron. J., vol 109, no 4, p 1889. A technical article describing the development and application of the CLEANest algorithm. See <text:a xlink:type="simple" xlink:href="http://adsabs.harvard.edu/full/1995AJ....109.1889F" text:style-name="Internet_20_link" text:visited-style-name="Visited_20_Internet_20_Link">http</text:a><text:a xlink:type="simple" xlink:href="http://adsabs.harvard.edu/full/1995AJ....109.1889F" text:style-name="Internet_20_link" text:visited-style-name="Visited_20_Internet_20_Link">://</text:a><text:a xlink:type="simple" xlink:href="http://adsabs.harvard.edu/full/1995AJ....109.1889F" text:style-name="Internet_20_link" text:visited-style-name="Visited_20_Internet_20_Link">adsabs</text:a><text:a xlink:type="simple" xlink:href="http://adsabs.harvard.edu/full/1995AJ....109.1889F" text:style-name="Internet_20_link" text:visited-style-name="Visited_20_Internet_20_Link">.</text:a><text:a xlink:type="simple" xlink:href="http://adsabs.harvard.edu/full/1995AJ....109.1889F" text:style-name="Internet_20_link" text:visited-style-name="Visited_20_Internet_20_Link">harvard</text:a><text:a xlink:type="simple" xlink:href="http://adsabs.harvard.edu/full/1995AJ....109.1889F" text:style-name="Internet_20_link" text:visited-style-name="Visited_20_Internet_20_Link">.</text:a><text:a xlink:type="simple" xlink:href="http://adsabs.harvard.edu/full/1995AJ....109.1889F" text:style-name="Internet_20_link" text:visited-style-name="Visited_20_Internet_20_Link">edu</text:a><text:a xlink:type="simple" xlink:href="http://adsabs.harvard.edu/full/1995AJ....109.1889F" text:style-name="Internet_20_link" text:visited-style-name="Visited_20_Internet_20_Link">/</text:a><text:a xlink:type="simple" xlink:href="http://adsabs.harvard.edu/full/1995AJ....109.1889F" text:style-name="Internet_20_link" text:visited-style-name="Visited_20_Internet_20_Link">full</text:a><text:a xlink:type="simple" xlink:href="http://adsabs.harvard.edu/full/1995AJ....109.1889F" text:style-name="Internet_20_link" text:visited-style-name="Visited_20_Internet_20_Link">/1995</text:a><text:a xlink:type="simple" xlink:href="http://adsabs.harvard.edu/full/1995AJ....109.1889F" text:style-name="Internet_20_link" text:visited-style-name="Visited_20_Internet_20_Link">AJ</text:a><text:a xlink:type="simple" xlink:href="http://adsabs.harvard.edu/full/1995AJ....109.1889F" text:style-name="Internet_20_link" text:visited-style-name="Visited_20_Internet_20_Link">....109.1889</text:a><text:a xlink:type="simple" xlink:href="http://adsabs.harvard.edu/full/1995AJ....109.1889F" text:style-name="Internet_20_link" text:visited-style-name="Visited_20_Internet_20_Link">F</text:a></text:p>
      <text:p text:style-name="P1"/>
      <text:p text:style-name="P1">Foster, G. 1996, <text:span text:style-name="T1">Wavelets for Period Analysis of Unevenly Sampled Time Series</text:span>, Astron. J., vol 112, p 1709. A technical article describing the development and application of the Weighted Wavelet Z-transform (WWZ)</text:p>
      <text:p text:style-name="P3"><text:a xlink:type="simple" xlink:href="http://adsabs.harvard.edu/full/1996AJ....112.1709F" text:style-name="Internet_20_link" text:visited-style-name="Visited_20_Internet_20_Link">http</text:a><text:a xlink:type="simple" xlink:href="http://adsabs.harvard.edu/full/1996AJ....112.1709F" text:style-name="Internet_20_link" text:visited-style-name="Visited_20_Internet_20_Link">://</text:a><text:a xlink:type="simple" xlink:href="http://adsabs.harvard.edu/full/1996AJ....112.1709F" text:style-name="Internet_20_link" text:visited-style-name="Visited_20_Internet_20_Link">adsabs</text:a><text:a xlink:type="simple" xlink:href="http://adsabs.harvard.edu/full/1996AJ....112.1709F" text:style-name="Internet_20_link" text:visited-style-name="Visited_20_Internet_20_Link">.</text:a><text:a xlink:type="simple" xlink:href="http://adsabs.harvard.edu/full/1996AJ....112.1709F" text:style-name="Internet_20_link" text:visited-style-name="Visited_20_Internet_20_Link">harvard</text:a><text:a xlink:type="simple" xlink:href="http://adsabs.harvard.edu/full/1996AJ....112.1709F" text:style-name="Internet_20_link" text:visited-style-name="Visited_20_Internet_20_Link">.</text:a><text:a xlink:type="simple" xlink:href="http://adsabs.harvard.edu/full/1996AJ....112.1709F" text:style-name="Internet_20_link" text:visited-style-name="Visited_20_Internet_20_Link">edu</text:a><text:a xlink:type="simple" xlink:href="http://adsabs.harvard.edu/full/1996AJ....112.1709F" text:style-name="Internet_20_link" text:visited-style-name="Visited_20_Internet_20_Link">/</text:a><text:a xlink:type="simple" xlink:href="http://adsabs.harvard.edu/full/1996AJ....112.1709F" text:style-name="Internet_20_link" text:visited-style-name="Visited_20_Internet_20_Link">full</text:a><text:a xlink:type="simple" xlink:href="http://adsabs.harvard.edu/full/1996AJ....112.1709F" text:style-name="Internet_20_link" text:visited-style-name="Visited_20_Internet_20_Link">/1996</text:a><text:a xlink:type="simple" xlink:href="http://adsabs.harvard.edu/full/1996AJ....112.1709F" text:style-name="Internet_20_link" text:visited-style-name="Visited_20_Internet_20_Link">AJ</text:a><text:a xlink:type="simple" xlink:href="http://adsabs.harvard.edu/full/1996AJ....112.1709F" text:style-name="Internet_20_link" text:visited-style-name="Visited_20_Internet_20_Link">....112.1709</text:a><text:a xlink:type="simple" xlink:href="http://adsabs.harvard.edu/full/1996AJ....112.1709F" text:style-name="Internet_20_link" text:visited-style-name="Visited_20_Internet_20_Link">F</text:a></text:p>
      <text:p text:style-name="P1"/>
      <text:p text:style-name="P1">Foster, G., <text:span text:style-name="T1">Analyzing</text:span><text:span text:style-name="T1"> </text:span><text:span text:style-name="T1">Light</text:span><text:span text:style-name="T1"> </text:span><text:span text:style-name="T1">Curves</text:span><text:span text:style-name="T1">: </text:span><text:span text:style-name="T1">A</text:span><text:span text:style-name="T1"> </text:span><text:span text:style-name="T1">Practical</text:span><text:span text:style-name="T1"> </text:span><text:span text:style-name="T1">Guide</text:span>, 2010, Lulu. Considered the standard introduction to variable star light curve analysis; details the application of various statistical approaches and algorithms to variable star data.</text:p>
      <text:p text:style-name="P1"><text:a xlink:type="simple" xlink:href="http://www.lulu.com/shop/grant-foster/analyzing-light-curves-a-practical-guide/paperback/product-11037112.html" text:style-name="Internet_20_link" text:visited-style-name="Visited_20_Internet_20_Link"><text:span text:style-name="T2">http</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www</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lulu</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com</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shop</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grant</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foster</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analyzing</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light</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curves</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a</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practical</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guide</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paperback</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product</text:span></text:a><text:a xlink:type="simple" xlink:href="http://www.lulu.com/shop/grant-foster/analyzing-light-curves-a-practical-guide/paperback/product-11037112.html" text:style-name="Internet_20_link" text:visited-style-name="Visited_20_Internet_20_Link"><text:span text:style-name="T2">-11037112.</text:span></text:a><text:a xlink:type="simple" xlink:href="http://www.lulu.com/shop/grant-foster/analyzing-light-curves-a-practical-guide/paperback/product-11037112.html" text:style-name="Internet_20_link" text:visited-style-name="Visited_20_Internet_20_Link"><text:span text:style-name="T2">html</text:span></text:a></text:p>
      <text:p text:style-name="P1"/>
      <text:p text:style-name="P1">Foster, G., <text:span text:style-name="T1">Understanding Statistics: Basic Theory and Practice</text:span>, 2013, Lulu. An introduction to statistical principles and techniques utilizing basic, everyday examples. <text:span text:style-name="T2">http://www.lulu.com/shop/grant-foster/understanding-statistics-basic-theory-and-practice/paperback/product-20680689.html</text:span></text:p>
      <text:p text:style-name="P1"/>
      <text:p text:style-name="P1">Templeton, M., 2004, <text:span text:style-name="T1">Time-Series Analysis of Variable Star Data</text:span>, JAAVSO <text:s/>vol 32, p 41. An introduction to the application of Time-series Analysis to variable star data; based on an AAVSO meeting workshop.</text:p>
      <text:p text:style-name="P3"><text:a xlink:type="simple" xlink:href="http://www.aavso.org/files/jaavso/v32n1/41.pdf" text:style-name="Internet_20_link" text:visited-style-name="Visited_20_Internet_20_Link">http</text:a><text:a xlink:type="simple" xlink:href="http://www.aavso.org/files/jaavso/v32n1/41.pdf" text:style-name="Internet_20_link" text:visited-style-name="Visited_20_Internet_20_Link">://</text:a><text:a xlink:type="simple" xlink:href="http://www.aavso.org/files/jaavso/v32n1/41.pdf" text:style-name="Internet_20_link" text:visited-style-name="Visited_20_Internet_20_Link">www</text:a><text:a xlink:type="simple" xlink:href="http://www.aavso.org/files/jaavso/v32n1/41.pdf" text:style-name="Internet_20_link" text:visited-style-name="Visited_20_Internet_20_Link">.</text:a><text:a xlink:type="simple" xlink:href="http://www.aavso.org/files/jaavso/v32n1/41.pdf" text:style-name="Internet_20_link" text:visited-style-name="Visited_20_Internet_20_Link">aavso</text:a><text:a xlink:type="simple" xlink:href="http://www.aavso.org/files/jaavso/v32n1/41.pdf" text:style-name="Internet_20_link" text:visited-style-name="Visited_20_Internet_20_Link">.</text:a><text:a xlink:type="simple" xlink:href="http://www.aavso.org/files/jaavso/v32n1/41.pdf" text:style-name="Internet_20_link" text:visited-style-name="Visited_20_Internet_20_Link">org</text:a><text:a xlink:type="simple" xlink:href="http://www.aavso.org/files/jaavso/v32n1/41.pdf" text:style-name="Internet_20_link" text:visited-style-name="Visited_20_Internet_20_Link">/</text:a><text:a xlink:type="simple" xlink:href="http://www.aavso.org/files/jaavso/v32n1/41.pdf" text:style-name="Internet_20_link" text:visited-style-name="Visited_20_Internet_20_Link">files</text:a><text:a xlink:type="simple" xlink:href="http://www.aavso.org/files/jaavso/v32n1/41.pdf" text:style-name="Internet_20_link" text:visited-style-name="Visited_20_Internet_20_Link">/</text:a><text:a xlink:type="simple" xlink:href="http://www.aavso.org/files/jaavso/v32n1/41.pdf" text:style-name="Internet_20_link" text:visited-style-name="Visited_20_Internet_20_Link">jaavso</text:a><text:a xlink:type="simple" xlink:href="http://www.aavso.org/files/jaavso/v32n1/41.pdf" text:style-name="Internet_20_link" text:visited-style-name="Visited_20_Internet_20_Link">/</text:a><text:a xlink:type="simple" xlink:href="http://www.aavso.org/files/jaavso/v32n1/41.pdf" text:style-name="Internet_20_link" text:visited-style-name="Visited_20_Internet_20_Link">v</text:a><text:a xlink:type="simple" xlink:href="http://www.aavso.org/files/jaavso/v32n1/41.pdf" text:style-name="Internet_20_link" text:visited-style-name="Visited_20_Internet_20_Link">32</text:a><text:a xlink:type="simple" xlink:href="http://www.aavso.org/files/jaavso/v32n1/41.pdf" text:style-name="Internet_20_link" text:visited-style-name="Visited_20_Internet_20_Link">n</text:a><text:a xlink:type="simple" xlink:href="http://www.aavso.org/files/jaavso/v32n1/41.pdf" text:style-name="Internet_20_link" text:visited-style-name="Visited_20_Internet_20_Link">1/41.</text:a><text:a xlink:type="simple" xlink:href="http://www.aavso.org/files/jaavso/v32n1/41.pdf" text:style-name="Internet_20_link" text:visited-style-name="Visited_20_Internet_20_Link">pdf</text:a></text:p>
      <text:p text:style-name="P1"/>
      <text:p text:style-name="P1"><text:soft-page-break/><text:span text:style-name="T1">Variable</text:span><text:span text:style-name="T1"> </text:span><text:span text:style-name="T1">Star</text:span><text:span text:style-name="T1"> </text:span><text:span text:style-name="T1">Astronomy</text:span><text:span text:style-name="T1"> </text:span><text:span text:style-name="T1">Chapter</text:span><text:span text:style-name="T1"> 12: </text:span><text:span text:style-name="T1">Variable</text:span><text:span text:style-name="T1"> </text:span><text:span text:style-name="T1">Stars</text:span><text:span text:style-name="T1"> </text:span><text:span text:style-name="T1">and</text:span><text:span text:style-name="T1"> </text:span><text:span text:style-name="T1">Phase</text:span><text:span text:style-name="T1"> </text:span><text:span text:style-name="T1">Diagrams</text:span><text:span text:style-name="T1">: </text:span>A very basic introduction to the statistics of variable star data written for the <text:span text:style-name="T1">Variable</text:span><text:span text:style-name="T1"> </text:span><text:span text:style-name="T1">Star</text:span><text:span text:style-name="T1"> </text:span><text:span text:style-name="T1">Astronomy</text:span> (formerly <text:span text:style-name="T1">Hands</text:span><text:span text:style-name="T1">-</text:span><text:span text:style-name="T1">on</text:span><text:span text:style-name="T1"> </text:span><text:span text:style-name="T1">Astrophysics</text:span>) curriculum. </text:p>
      <text:p text:style-name="P1"><text:a xlink:type="simple" xlink:href="http://www.aavso.org/sites/default/files/Chapter12.pdf" text:style-name="Internet_20_link" text:visited-style-name="Visited_20_Internet_20_Link"><text:span text:style-name="T2">http</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www</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aavso</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org</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sites</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default</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files</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Chapter</text:span></text:a><text:a xlink:type="simple" xlink:href="http://www.aavso.org/sites/default/files/Chapter12.pdf" text:style-name="Internet_20_link" text:visited-style-name="Visited_20_Internet_20_Link"><text:span text:style-name="T2">12.</text:span></text:a><text:a xlink:type="simple" xlink:href="http://www.aavso.org/sites/default/files/Chapter12.pdf" text:style-name="Internet_20_link" text:visited-style-name="Visited_20_Internet_20_Link"><text:span text:style-name="T2">pdf</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25</meta:editing-cycles>
    <dc:date>2021-05-17T17:25:33</dc:date>
    <meta:editing-duration>PT47M19S</meta:editing-duration>
    <meta:document-statistic meta:table-count="0" meta:image-count="0" meta:object-count="0" meta:page-count="5" meta:paragraph-count="45" meta:word-count="694" meta:character-count="5868"/>
  </office:meta>
</office:document-meta>
</file>